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729fcf" draw:marker-start-width="0.359cm" draw:marker-end-width="0.359cm" draw:fill-color="#ffffff" draw:textarea-horizontal-align="justify" draw:textarea-vertical-align="middle" draw:auto-grow-height="false" fo:min-height="12.938cm" fo:min-width="14.908cm" fo:padding-top="0.178cm" fo:padding-bottom="0.178cm" fo:padding-left="0.303cm" fo:padding-right="0.303cm"/>
      <style:paragraph-properties style:writing-mode="lr-tb"/>
    </style:style>
    <style:style style:name="gr2" style:family="graphic" style:parent-style-name="objectwithoutfill">
      <style:graphic-properties svg:stroke-width="0.159cm" svg:stroke-color="#729fc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fo:text-align="center" style:writing-mode="lr-tb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6.952cm" svg:height="14.732cm" svg:x="5.494cm" svg:y="0.508cm">
          <text:p text:style-name="P1"><text:span text:style-name="T1">Internal I2C </text:span></text:p>
          <text:p text:style-name="P1"><text:span text:style-name="T1">Controller for</text:span></text:p>
          <text:p text:style-name="P1"><text:span text:style-name="T1">ABACUS2 </text:span></text:p>
          <text:p text:style-name="P1"><text:span text:style-name="T1">Trimming DA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2.446cm" svg:y1="8.073cm" svg:x2="27.686cm" svg:y2="8.073cm">
          <text:p/>
        </draw:line>
        <draw:line draw:style-name="gr2" draw:text-style-name="P3" draw:layer="layout" svg:x1="0.254cm" svg:y1="4.49cm" svg:x2="5.494cm" svg:y2="4.49cm">
          <text:p/>
        </draw:line>
        <draw:line draw:style-name="gr2" draw:text-style-name="P3" draw:layer="layout" svg:x1="0.254cm" svg:y1="7.675cm" svg:x2="5.494cm" svg:y2="7.675cm">
          <text:p/>
        </draw:line>
        <draw:line draw:style-name="gr2" draw:text-style-name="P3" draw:layer="layout" svg:x1="0.254cm" svg:y1="10.86cm" svg:x2="5.494cm" svg:y2="10.86cm">
          <text:p/>
        </draw:line>
        <draw:frame draw:style-name="gr3" draw:text-style-name="P5" draw:layer="layout" svg:width="6.096cm" svg:height="2.139cm" svg:x="22.352cm" svg:y="7.005cm">
          <draw:text-box>
            <text:p text:style-name="P4"><text:span text:style-name="T2">Serial OUTput</text:span></text:p>
          </draw:text-box>
        </draw:frame>
        <draw:frame draw:style-name="gr3" draw:text-style-name="P5" draw:layer="layout" svg:width="5.026cm" svg:height="2.139cm" svg:x="0cm" svg:y="6.604cm">
          <draw:text-box>
            <text:p text:style-name="P4"><text:span text:style-name="T2">Serial INput</text:span></text:p>
          </draw:text-box>
        </draw:frame>
        <draw:frame draw:style-name="gr3" draw:text-style-name="P5" draw:layer="layout" svg:width="5.534cm" svg:height="2.139cm" svg:x="-0.04cm" svg:y="3.449cm">
          <draw:text-box>
            <text:p text:style-name="P4"><text:span text:style-name="T2">Serial Clock</text:span></text:p>
          </draw:text-box>
        </draw:frame>
        <draw:frame draw:style-name="gr4" draw:text-style-name="P5" draw:layer="layout" svg:width="4.624cm" svg:height="1.593cm" svg:x="2.234cm" svg:y="9.837cm">
          <draw:text-box>
            <text:p text:style-name="P4"><text:span text:style-name="T2">Reset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6.2$Windows_X86_64 LibreOffice_project/2196df99b074d8a661f4036fca8fa0cbfa33a497</meta:generator>
    <dc:date>2021-10-11T18:30:22.103000000</dc:date>
    <meta:editing-duration>PT11M46S</meta:editing-duration>
    <meta:editing-cycles>2</meta:editing-cycles>
    <meta:document-statistic meta:object-count="32"/>
  </office:meta>
</office:document-meta>
</file>